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Diálogo 1</text:h>
      <text:p text:style-name="Standard"/>
      <text:p text:style-name="Standard">[S]: Cita previa responde, buenas ¿en qué le puedo ayudar?</text:p>
      <text:p text:style-name="P1">[U]: Llamaba para pedir una cita para el médico para mí esta tarde</text:p>
      <text:p text:style-name="Standard">[S]: De acuerdo, para pedir una cita para usted. ¿Me puede decir su dni?</text:p>
      <text:p text:style-name="P1">[U]: Sí es el número uno uno veintidos</text:p>
      <text:p text:style-name="Standard">[S]: Bien, uno uno veintidos, continúe.</text:p>
      <text:p text:style-name="P1">[U]: Treinta y tres cuatro cuatro</text:p>
      <text:p text:style-name="Standard">[S]: Se lo repito: el uno uno veintidos treinta y tres cuatro cuatro. ¿Correcto?</text:p>
      <text:p text:style-name="P1">[U]: Sí, correcto.</text:p>
      <text:p text:style-name="Standard">[S]: Bien, señor Quesada. Para esta tarde con el doctor Morales, la primera hora disponible es a las cinco y media. ¿Le viene bien?</text:p>
      <text:p text:style-name="P1">[U]: Bien, perfecto.</text:p>
      <text:p text:style-name="Standard">[S]: De acuerdo, señor Quesada. Tome nota. Hoy, día 3 de marzo, a las cinco y media, en el Centro de Salud Aljarafe con el Doctor Morales. ¿Necesita realizar alguna operación adicional?</text:p>
      <text:p text:style-name="P1">[U]: No, gracias.</text:p>
      <text:p text:style-name="Standard">[S]: Adiós. Muchas gracias por su llamada.</text:p>
      <text:p text:style-name="Standard"/>
      <text:p text:style-name="Standard"/>
      <text:p text:style-name="P2"/>
      <text:h text:style-name="Heading_20_1" text:outline-level="1">Diálogo 2:</text:h>
      <text:p text:style-name="Standard"/>
      <text:p text:style-name="Standard">[S]: Cita previa responde, buenas ¿en qué le puedo ayudar?</text:p>
      <text:p text:style-name="P1">[U]: Mira es que necesito retrasar una cita que había pedido. La tengo esta tarde a las cinco.</text:p>
      <text:p text:style-name="Standard">[S]: De acuerdo, para retrasar una cita para usted. ¿Me puede decir su dni?</text:p>
      <text:p text:style-name="P1">[U]: Sí es el número uno uno</text:p>
      <text:p text:style-name="Standard">[S]: Bien, uno uno, continúe.</text:p>
      <text:p text:style-name="P1">[U]: Dos dos treinta y cuatro.</text:p>
      <text:p text:style-name="Standard">[S]: De acuerdo, dos dos treinta y cuatro, continue</text:p>
      <text:p text:style-name="P1">[U]: No, treinta y cuatro no, treinta y tres.</text:p>
      <text:p text:style-name="P3">[S]: Bien, Uno uno dos dos treinta y tres, siga.</text:p>
      <text:p text:style-name="P1">[U]: cuatro cuatro</text:p>
      <text:p text:style-name="Standard">[S]: Se lo repito: el uno uno veintidos treinta y tres cuatro cuatro. ¿Correcto?</text:p>
      <text:p text:style-name="P1">[U]: Sí, sí, sí.</text:p>
      <text:p text:style-name="Standard">[S]: Bien, señor Quesada. Usted tenía una cita para esta tarde pero no era a las cinco sino a las cinco y media. Esta tarde la siguiente cita que le puedo dar sería a las ocho en punto. ¿Le viene bien?</text:p>
      <text:p text:style-name="P1">[U]: No, entonces tendría que ser mañana.</text:p>
      <text:p text:style-name="Standard">[S]: Bien, mañana, día 4 de marzo, la primera hora que hay disponible es a las cinco y cuarto. ¿Le viene bien?</text:p>
      <text:p text:style-name="P1">[U]: ¿Y un poco más tarde?</text:p>
      <text:p text:style-name="Standard">[S]: Bueno, podría ser a las seis y media. ¿Le viene bien?</text:p>
      <text:p text:style-name="P1">[U]: Sí a esa hora está bien.</text:p>
      <text:p text:style-name="Standard">[S]: De acuerdo, señor Quesada. Tome nota. Mañana, día 4 de marzo, a las seis y media, en el Centro de Salud Aljarafe con el Doctor Morales. ¿Necesita realizar alguna operación adicional?</text:p>
      <text:p text:style-name="P1">[U]: Sí, es que tengo que cancelar también una cita que tenía para mi hijo.</text:p>
      <text:p text:style-name="Standard">[S]: ¿Me puede decir el año de nacimiento de su hijo?</text:p>
      <text:p text:style-name="P1">[U]: En el noventa y nueve</text:p>
      <text:p text:style-name="Standard">[S]: Sí, Ernesto Quesada tiene una cita con el pediatra el día 15 de marzo a las nueve treinta de la mañana. ¿Desea cancelar esa cita?</text:p>
      <text:p text:style-name="P1">[U]: Sí por favor, es que no vamos a poder ir.</text:p>
      <text:p text:style-name="Standard">[S]: De acuerdo. Queda cancelada la cita. ¿Necesita algo más?</text:p>
      <text:p text:style-name="P1">[U]: No, muchísimas gracias. Adiós.</text:p>
      <text:p text:style-name="Standard">[S]: Gracias a usted. Buenas tard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03T13:06:32</meta:creation-date>
    <dc:date>2007-03-03T13:27:57</dc:date>
    <meta:print-date>2007-03-03T13:27:54</meta:print-date>
    <dc:language>es-ES</dc:language>
    <meta:editing-cycles>4</meta:editing-cycles>
    <meta:editing-duration>PT2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473" meta:character-count="2508"/>
  </office:meta>
</office:document-meta>
</file>